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Einzelne Modele finden</text:p>
      <text:p text:style-name="Standard">
<text:a xmlns:text="text" xmlns:xlink="xlink" xlink:type="simple" xlink:href="../Meine%20Bibliothek%20Datenbank.mm">Meine%20Bibliothek%20Datenbank.mm</text:a>
</text:p>
      <text:h text:style-name="Heading_20_1" text:outline-level="1">Gegenstand</text:h>
      <text:h text:style-name="Heading_20_2" text:outline-level="2">Deko</text:h>
      <text:h text:style-name="Heading_20_3" text:outline-level="3">Utensilo</text:h>
      <text:h text:style-name="Heading_20_3" text:outline-level="3">Nähausstattung</text:h>
      <text:h text:style-name="Heading_20_2" text:outline-level="2">Anziehendes</text:h>
      <text:h text:style-name="Heading_20_3" text:outline-level="3">Kleidung</text:h>
      <text:h text:style-name="Heading_20_3" text:outline-level="3">Accessoires</text:h>
      <text:h text:style-name="Heading_20_4" text:outline-level="4">Taschen</text:h>
      <text:h text:style-name="Heading_20_4" text:outline-level="4">Socken</text:h>
      <text:h text:style-name="Heading_20_3" text:outline-level="3">Gewandung</text:h>
      <text:h text:style-name="Heading_20_2" text:outline-level="2">Embellischment</text:h>
      <text:h text:style-name="Heading_20_3" text:outline-level="3">Spitze</text:h>
      <text:h text:style-name="Heading_20_4" text:outline-level="4">Frivolitè</text:h>
      <text:h text:style-name="Heading_20_4" text:outline-level="4">Makramee</text:h>
      <text:h text:style-name="Heading_20_3" text:outline-level="3">Borte</text:h>
      <text:h text:style-name="Heading_20_3" text:outline-level="3">Bänder</text:h>
      <text:h text:style-name="Heading_20_3" text:outline-level="3">Bilder</text:h>
      <text:h text:style-name="Heading_20_3" text:outline-level="3">Flächen</text:h>
      <text:h text:style-name="Heading_20_2" text:outline-level="2">Wohnraum</text:h>
      <text:h text:style-name="Heading_20_3" text:outline-level="3">Decken</text:h>
      <text:h text:style-name="Heading_20_3" text:outline-level="3">Küchenkram</text:h>
      <text:h text:style-name="Heading_20_1" text:outline-level="1">Technik</text:h>
      <text:h text:style-name="Heading_20_2" text:outline-level="2">Nähen</text:h>
      <text:h text:style-name="Heading_20_3" text:outline-level="3">Pachwork</text:h>
      <text:h text:style-name="Heading_20_4" text:outline-level="4">Quilt</text:h>
      <text:h text:style-name="Heading_20_5" text:outline-level="5">Patchen</text:h>
      <text:h text:style-name="Heading_20_5" text:outline-level="5">Quilten</text:h>
      <text:h text:style-name="Heading_20_4" text:outline-level="4">Deko</text:h>
      <text:h text:style-name="Heading_20_3" text:outline-level="3">Handnähen</text:h>
      <text:h text:style-name="Heading_20_3" text:outline-level="3">Schneiderei</text:h>
      <text:h text:style-name="Heading_20_2" text:outline-level="2">Häkeln</text:h>
      <text:h text:style-name="Heading_20_2" text:outline-level="2">Stricken</text:h>
      <text:h text:style-name="Heading_20_3" text:outline-level="3">Lace</text:h>
      <text:h text:style-name="Heading_20_3" text:outline-level="3">Intarsien</text:h>
      <text:h text:style-name="Heading_20_3" text:outline-level="3">SChulz</text:h>
      <text:h text:style-name="Heading_20_2" text:outline-level="2">Sticken</text:h>
      <text:h text:style-name="Heading_20_2" text:outline-level="2">Nadelarbeiten</text:h>
      <text:h text:style-name="Heading_20_3" text:outline-level="3">Occhi</text:h>
      <text:h text:style-name="Heading_20_3" text:outline-level="3">Knüpfen</text:h>
      <text:h text:style-name="Heading_20_3" text:outline-level="3">Flecheten</text:h>
      <text:h text:style-name="Heading_20_4" text:outline-level="4">Kumihimo</text:h>
      <text:h text:style-name="Heading_20_4" text:outline-level="4">Flechtstern</text:h>
      <text:h text:style-name="Heading_20_3" text:outline-level="3">Perlen</text:h>
      <text:h text:style-name="Heading_20_3" text:outline-level="3">Klöppeln</text:h>
      <text:h text:style-name="Heading_20_2" text:outline-level="2">DIY</text:h>
      <text:h text:style-name="Heading_20_3" text:outline-level="3">Recycling/ Upcycling</text:h>
      <text:h text:style-name="Heading_20_3" text:outline-level="3">Basteln</text:h>
      <text:h text:style-name="Heading_20_4" text:outline-level="4">Holz</text:h>
      <text:h text:style-name="Heading_20_4" text:outline-level="4">Papier</text:h>
      <text:h text:style-name="Heading_20_5" text:outline-level="5">Origami</text:h>
      <text:h text:style-name="Heading_20_3" text:outline-level="3">Mahlen</text:h>
      <text:h text:style-name="Heading_20_2" text:outline-level="2">Weben</text:h>
      <text:h text:style-name="Heading_20_3" text:outline-level="3">Bertchenweben</text:h>
      <text:h text:style-name="Heading_20_2" text:outline-level="2">Färben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